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Bitstream Vera Sans Mono', 'Courier New', Courier, monospace"/>
    <style:font-face style:name="Consolas1" svg:font-family="Consolas, monospac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unito" svg:font-family="Nunito, sans-serif"/>
    <style:font-face style:name="Raleway" svg:font-family="Raleway, sans-serif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265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73239" loext:opacity="100%" style:font-name="Consolas1" fo:font-size="12pt" fo:letter-spacing="normal" fo:font-style="normal" fo:font-weight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273239" loext:opacity="100%" style:font-name="Consolas" fo:letter-spacing="normal" fo:font-style="normal" fo:font-weight="normal" fo:background-color="#ffffff" loext:char-shading-value="0"/>
    </style:style>
    <style:style style:name="T2" style:family="text">
      <style:text-properties fo:font-variant="normal" fo:text-transform="none" fo:color="#273239" loext:opacity="100%" fo:letter-spacing="normal" fo:background-color="#ffffff" loext:char-shading-value="0"/>
    </style:style>
    <style:style style:name="T3" style:family="text">
      <style:text-properties fo:font-variant="normal" fo:text-transform="none" fo:color="#006699" loext:opacity="100%" style:font-name="Consolas" fo:font-size="11pt" fo:letter-spacing="normal" fo:font-style="normal" fo:font-weight="bold" fo:background-color="#ffffff" loext:char-shading-value="0"/>
    </style:style>
    <style:style style:name="T4" style:family="text">
      <style:text-properties fo:font-variant="normal" fo:text-transform="none" fo:color="#000000" loext:opacity="100%" style:font-name="Consolas" fo:font-size="11pt" fo:letter-spacing="normal" fo:font-style="normal" fo:font-weight="normal" fo:background-color="#ffffff" loext:char-shading-value="0"/>
    </style:style>
    <style:style style:name="T5" style:family="text">
      <style:text-properties fo:font-variant="normal" fo:text-transform="none" fo:color="#000000" loext:opacity="100%" style:font-name="Raleway" fo:font-size="13.5pt" fo:letter-spacing="normal" fo:font-style="normal" fo:font-weight="normal"/>
    </style:style>
    <style:style style:name="T6" style:family="text">
      <style:text-properties fo:font-variant="normal" fo:text-transform="none" fo:color="#000000" loext:opacity="100%" fo:letter-spacing="normal"/>
    </style:style>
    <style:style style:name="T7" style:family="text">
      <style:text-properties fo:font-variant="normal" fo:text-transform="none" fo:color="#000000" loext:opacity="100%" style:font-name="Nunito" fo:font-size="12pt" fo:letter-spacing="normal" fo:font-style="normal" fo:font-weight="bold"/>
    </style:style>
    <style:style style:name="T8" style:family="text">
      <style:text-properties fo:font-variant="normal" fo:text-transform="none" fo:color="#000000" loext:opacity="100%" style:font-name="Nunito" fo:font-size="12pt" fo:letter-spacing="normal" fo:font-style="normal" fo:font-weight="normal"/>
    </style:style>
    <style:style style:name="T9" style:family="text">
      <style:text-properties fo:font-variant="normal" fo:text-transform="none" fo:color="#008200" loext:opacity="100%" style:font-name="Consolas" fo:font-size="11pt" fo:letter-spacing="normal" fo:font-style="normal" fo:font-weight="normal" fo:background-color="#ffffff" loext:char-shading-value="0"/>
    </style:style>
    <style:style style:name="T10" style:family="text">
      <style:text-properties fo:font-variant="normal" fo:text-transform="none" fo:color="#009900" loext:opacity="100%" style:font-name="Consolas" fo:font-size="11pt" fo:letter-spacing="normal" fo:font-style="normal" fo:font-weight="normal" fo:background-color="#ffffff" loext:char-shading-value="0"/>
    </style:style>
    <style:style style:name="T11" style:family="text">
      <style:text-properties fo:color="#000000" loext:opacity="100%" style:font-name="Raleway" fo:font-size="13.5pt" fo:letter-spacing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llable and Future interfaces:</text:p>
      <text:p text:style-name="Standard">There are 2 ways of creating threads: implement runnable and extending thread class.</text:p>
      <text:p text:style-name="Standard">The run() method provided have void return type.</text:p>
      <text:p text:style-name="Standard">Once thread run is completed, it can't return anything. To support this Callable interface is present in java; Callable interface has call() method which have a return type. Threads can't be created using Callable interface.</text:p>
      <text:p text:style-name="Standard">Call() can throw exceptions but run() can't.</text:p>
      <text:p text:style-name="Standard"><text:a xlink:type="simple" xlink:href="https://www.youtube.com/watch?v=XkUkLooAJR4&amp;t=727s" text:style-name="Internet_20_link" text:visited-style-name="Visited_20_Internet_20_Link">https://www.youtube.com/watch?v=XkUkLooAJR4&amp;t=727s</text:a></text:p>
      <text:p text:style-name="Standard"/>
      <text:p text:style-name="P1">public Object call() throws Exception;</text:p>
      <text:p text:style-name="Standard"/>
      <text:p text:style-name="P4"><text:span text:style-name="Source_20_Text"><text:span text:style-name="T3">class</text:span></text:span><text:span text:style-name="T1"> </text:span><text:span text:style-name="Source_20_Text"><text:span text:style-name="T4">CallableExample </text:span></text:span><text:span text:style-name="Source_20_Text"><text:span text:style-name="T3">implements</text:span></text:span><text:span text:style-name="T1"> </text:span><text:span text:style-name="Source_20_Text"><text:span text:style-name="T4">Callable</text:span></text:span></text:p>
      <text:p text:style-name="P4"><text:span text:style-name="Source_20_Text"><text:span text:style-name="T4">{</text:span></text:span></text:p>
      <text:p text:style-name="P4"><text:span text:style-name="Source_20_Text"><text:span text:style-name="T2"> </text:span></text:span><text:span text:style-name="T2"> </text:span></text:p>
      <text:p text:style-name="P4"><text:span text:style-name="Source_20_Text"><text:span text:style-name="T2">    </text:span></text:span><text:span text:style-name="Source_20_Text"><text:span text:style-name="T3">public</text:span></text:span><text:span text:style-name="T1"> </text:span><text:span text:style-name="Source_20_Text"><text:span text:style-name="T4">Object call() </text:span></text:span><text:span text:style-name="Source_20_Text"><text:span text:style-name="T3">throws</text:span></text:span><text:span text:style-name="T1"> </text:span><text:span text:style-name="Source_20_Text"><text:span text:style-name="T4">Exception</text:span></text:span></text:p>
      <text:p text:style-name="P4"><text:span text:style-name="Source_20_Text"><text:span text:style-name="T2">    </text:span></text:span><text:span text:style-name="Source_20_Text"><text:span text:style-name="T4">{</text:span></text:span></text:p>
      <text:p text:style-name="P4"><text:span text:style-name="Source_20_Text"><text:span text:style-name="T2">        </text:span></text:span><text:span text:style-name="Source_20_Text"><text:span text:style-name="T9">// Create random number generator</text:span></text:span></text:p>
      <text:p text:style-name="P4"><text:span text:style-name="Source_20_Text"><text:span text:style-name="T2">        </text:span></text:span><text:span text:style-name="Source_20_Text"><text:span text:style-name="T4">Random generator = </text:span></text:span><text:span text:style-name="Source_20_Text"><text:span text:style-name="T3">new</text:span></text:span><text:span text:style-name="T1"> </text:span><text:span text:style-name="Source_20_Text"><text:span text:style-name="T4">Random();</text:span></text:span></text:p>
      <text:p text:style-name="P4"><text:span text:style-name="Source_20_Text"><text:span text:style-name="T2"> </text:span></text:span><text:span text:style-name="T2"> </text:span></text:p>
      <text:p text:style-name="P4"><text:span text:style-name="Source_20_Text"><text:span text:style-name="T2">        </text:span></text:span><text:span text:style-name="Source_20_Text"><text:span text:style-name="T4">Integer randomNumber = generator.nextInt(</text:span></text:span><text:span text:style-name="Source_20_Text"><text:span text:style-name="T10">5</text:span></text:span><text:span text:style-name="Source_20_Text"><text:span text:style-name="T4">);</text:span></text:span></text:p>
      <text:p text:style-name="P4"><text:span text:style-name="Source_20_Text"><text:span text:style-name="T2"> </text:span></text:span><text:span text:style-name="T2"> </text:span></text:p>
      <text:p text:style-name="P4"><text:span text:style-name="Source_20_Text"><text:span text:style-name="T2">        </text:span></text:span><text:span text:style-name="Source_20_Text"><text:span text:style-name="T9">// To simulate a heavy computation,</text:span></text:span></text:p>
      <text:p text:style-name="P4"><text:span text:style-name="Source_20_Text"><text:span text:style-name="T2">        </text:span></text:span><text:span text:style-name="Source_20_Text"><text:span text:style-name="T9">// we delay the thread for some random time</text:span></text:span></text:p>
      <text:p text:style-name="P4"><text:span text:style-name="Source_20_Text"><text:span text:style-name="T2">        </text:span></text:span><text:span text:style-name="Source_20_Text"><text:span text:style-name="T4">Thread.sleep(randomNumber * </text:span></text:span><text:span text:style-name="Source_20_Text"><text:span text:style-name="T10">1000</text:span></text:span><text:span text:style-name="Source_20_Text"><text:span text:style-name="T4">);</text:span></text:span></text:p>
      <text:p text:style-name="P4"><text:span text:style-name="Source_20_Text"><text:span text:style-name="T2"> </text:span></text:span><text:span text:style-name="T2"> </text:span></text:p>
      <text:p text:style-name="P4"><text:span text:style-name="Source_20_Text"><text:span text:style-name="T2">        </text:span></text:span><text:span text:style-name="Source_20_Text"><text:span text:style-name="T3">return</text:span></text:span><text:span text:style-name="T1"> </text:span><text:span text:style-name="Source_20_Text"><text:span text:style-name="T4">randomNumber;</text:span></text:span></text:p>
      <text:p text:style-name="P4"><text:span text:style-name="Source_20_Text"><text:span text:style-name="T2">    </text:span></text:span><text:span text:style-name="Source_20_Text"><text:span text:style-name="T4">}</text:span></text:span></text:p>
      <text:p text:style-name="P4"><text:span text:style-name="Source_20_Text"><text:span text:style-name="T4">}</text:span></text:span></text:p>
      <text:p text:style-name="Standard"/>
      <text:p text:style-name="P2">Future:</text:p>
      <text:p text:style-name="P3">When call() returns , the object should be stored in an object known to main thread.</text:p>
      <text:p text:style-name="P3">Future is an object that can hold a value, it may not hold right now but it will hold <text:s/>in future once call() returns.</text:p>
      <text:p text:style-name="P3">Three methods: cancel(), get(), isDone(),isCancelled() etc.</text:p>
      <text:p text:style-name="P3"/>
      <text:p text:style-name="P3">FutureTask implements FutureRunnable that implements Future and Runnable interface.</text:p>
      <text:p text:style-name="P3">Create FutureTask Object and pass callable as constructor argument. The run() internally would call call() method of Callable and store the result in an object.</text:p>
      <text:p text:style-name="P3"/>
      <text:p text:style-name="P2">CompletableFuture :</text:p>
      <text:p text:style-name="P2"><text:span text:style-name="T5">The </text:span><text:span text:style-name="Emphasis"><text:span text:style-name="T11">Future</text:span></text:span><text:span text:style-name="T6"> </text:span><text:span text:style-name="T5">interface was added in Java 5 to serve as a result of an asynchronous computation, but it did not have any methods to combine these computations or handle possible errors.</text:span> </text:p>
      <text:p text:style-name="P2">It implements Future and CompletionStage interface.</text:p>
      <text:p text:style-name="P2"/>
      <text:p text:style-name="P2"><text:span text:style-name="Strong_20_Emphasis"><text:span text:style-name="T7">CompletableFuture&lt;T&gt; </text:span></text:span><text:span text:style-name="T8">class implements </text:span><text:span text:style-name="Strong_20_Emphasis"><text:span text:style-name="T7">Future&lt;T&gt; </text:span></text:span><text:span text:style-name="T8">interface in Java. </text:span><text:span text:style-name="Strong_20_Emphasis"><text:span text:style-name="T7">CompletableFuture </text:span></text:span><text:span text:style-name="T8">can be used as a Future that has explicitly completed. The </text:span><text:span text:style-name="Strong_20_Emphasis"><text:span text:style-name="T7">Future </text:span></text:span><text:span text:style-name="T8">interface doesn’t provide a lot of features, we need to get the result of asynchronous computation using the </text:span><text:span text:style-name="Strong_20_Emphasis"><text:span text:style-name="T7">get()</text:span></text:span><text:span text:style-name="T6"> </text:span><text:span text:style-name="T8">method, which is blocked, so there is no scope to run multiple dependent tasks in a </text:span><text:span text:style-name="Strong_20_Emphasis"><text:span text:style-name="T7">non-blocking</text:span></text:span><text:span text:style-name="T6"> </text:span><text:span text:style-name="T8">fashion whereas </text:span><text:span text:style-name="Strong_20_Emphasis"><text:span text:style-name="T7">CompleteFuture </text:span></text:span><text:span text:style-name="T8">class can provide the functionality </text:span><text:soft-page-break/><text:span text:style-name="T8">to chain multiple dependent tasks that run </text:span><text:span text:style-name="Strong_20_Emphasis"><text:span text:style-name="T7">asynchronously</text:span></text:span><text:span text:style-name="T8">, so we can create a chain of tasks where the next task is triggered when the result of the current task is available.</text:span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Bitstream Vera Sans Mono', 'Courier New', Courier, monospace"/>
    <style:font-face style:name="Consolas1" svg:font-family="Consolas, monospac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unito" svg:font-family="Nunito, sans-serif"/>
    <style:font-face style:name="Raleway" svg:font-family="Raleway, sans-serif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IN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IN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14:24:17.64</meta:creation-date>
    <dc:date>2023-11-08T17:58:30.286737645</dc:date>
    <meta:editing-duration>PT3H16M48S</meta:editing-duration>
    <meta:editing-cycles>21</meta:editing-cycles>
    <meta:generator>LibreOffice/7.3.7.2$Linux_X86_64 LibreOffice_project/30$Build-2</meta:generator>
    <meta:document-statistic meta:table-count="0" meta:image-count="0" meta:object-count="0" meta:page-count="2" meta:paragraph-count="34" meta:word-count="336" meta:character-count="2287" meta:non-whitespace-character-count="1902"/>
  </office:meta>
</office:document-meta>
</file>